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3662a2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38a100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c70000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ffe7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628" draw:layer="" svg:width="144.07228000000pt" svg:height="99.86213600000pt" svg:x="0.07716525760pt" svg:y="0.04661102320pt"/>
          <draw:path draw:style-name="gr3" draw:id="shape3" draw:name="path623" draw:layer="" svg:width="112.54662534000pt" svg:height="72.07223010616pt" svg:viewBox="0 0 113 72" svg:d="M0 0.0466314L0.167621 72.0722L112.547 0Z" koffice:nodeTypes="cccc"/>
          <draw:path draw:style-name="gr4" draw:id="shape4" draw:name="path624" draw:layer="" svg:width="113.69297437398pt" svg:height="74.81887748346pt" svg:x="30.97654080000pt" svg:y="25.05459200000pt" svg:viewBox="0 0 114 75" svg:d="M113.693 74.7636L113.429 0L0 74.8189Z" koffice:nodeTypes="cccc"/>
          <draw:path draw:style-name="gr5" draw:id="shape5" draw:name="path625" draw:layer="" svg:width="144.08584198928pt" svg:height="99.90683770814pt" svg:x="0.07217880000pt" svg:y="0.04658400000pt" svg:viewBox="0 0 144 100" svg:d="M0 77.3811L0.0950625 99.9068L24.5659 99.8747L144.086 19.8069L143.952 0.22208L119.772 0Z" koffice:nodeTypes="ccccccc"/>
          <draw:path draw:style-name="gr6" draw:id="shape6" draw:name="polygon715" draw:layer="" svg:width="186.86977867840pt" svg:height="186.86978027784pt" draw:transform="matrix(0.15243282000 0.00580931000 -0.00610294000 0.15244238000 10.51860930900pt 8.63251231626pt)" svg:viewBox="0 0 187 187" svg:d="M142.779 172.835L112.414 156.061L96.4685 186.87L78.5581 157.16L49.3447 175.869L48.6885 141.185L14.0347 142.779L30.8086 112.414L0 96.4685L29.7094 78.5581L11.0011 49.3447L45.6854 48.6885L44.0901 14.0347L74.4556 30.8086L90.401 0L108.311 29.7094L137.525 11.0011L138.181 45.6854L172.835 44.0901L156.061 74.4556L186.87 90.401L157.16 108.311L175.869 137.525L141.185 138.181Z" koffice:nodeTypes="ccccccccccccccccccccccccc"/>
          <draw:path draw:style-name="gr3" draw:id="shape7" draw:name="path716" draw:layer="" svg:width="90.29401062590pt" svg:height="90.29400774736pt" draw:transform="matrix(0.21426500000 0.00000000000 0.00000000000 0.21260386000 14.48450795984pt 13.78799891206pt)" svg:viewBox="0 0 90 90" svg:d="M90.294 45.1471C90.294 70.0811 70.0811 90.294 45.1471 90.294C20.213 90.294 -5.25445e-07 70.0811 1.13245e-14 45.1471C-5.25445e-07 20.213 20.213 0 45.1471 0C70.0811 0 90.294 20.213 90.294 45.1471Z" koffice:nodeTypes="ccccc"/>
          <draw:path draw:style-name="gr6" draw:id="shape8" draw:name="path717" draw:layer="" svg:width="90.29401062590pt" svg:height="90.29400774736pt" draw:transform="matrix(0.16775783000 0.00000000000 0.00000000000 0.16775783000 16.59236083918pt 15.82056547888pt)" svg:viewBox="0 0 90 90" svg:d="M90.294 45.1471C90.294 70.0811 70.0811 90.294 45.1471 90.294C20.213 90.294 -5.25445e-07 70.0811 1.13245e-14 45.1471C-5.25445e-07 20.213 20.213 0 45.1471 0C70.0811 0 90.294 20.213 90.294 45.1471Z" koffice:nodeTypes="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5:12</dc:date>
    <meta:creation-date>2011-05-22T06:11:47</meta:creation-date>
    <dc:creator>Yue Liu</dc:creator>
  </office:meta>
</office:document-meta>
</file>